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9.0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100.89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26.33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52.1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38.52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 CE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CE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name="Arial CE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7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9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97.5" calcext:value-type="float">
            <text:p>697,5</text:p>
          </table:table-cell>
          <table:table-cell office:value-type="string" calcext:value-type="string">
            <text:p>5 let od kolaudac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2" calcext:value-type="float">
            <text:p>4 072</text:p>
          </table:table-cell>
          <table:table-cell table:style-name="ce5" office:value-type="float" office:value="413.89" calcext:value-type="float">
            <text:p>413,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 table:number-columns-repeated="2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3092.36" calcext:value-type="float">
            <text:p>3 092</text:p>
          </table:table-cell>
          <table:table-cell table:style-name="ce5" office:value-type="float" office:value="45.02" calcext:value-type="float">
            <text:p>45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office:value-type="float" office:value="4654.7" calcext:value-type="float">
            <text:p>4 655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5011.74" calcext:value-type="float">
            <text:p>5 012</text:p>
          </table:table-cell>
          <table:table-cell table:style-name="ce5" office:value-type="float" office:value="86.5" calcext:value-type="float">
            <text:p>8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84.54" calcext:value-type="float">
            <text:p>6 085</text:p>
          </table:table-cell>
          <table:table-cell table:style-name="ce5"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720.74" calcext:value-type="float">
            <text:p>10 721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362" calcext:value-type="float">
            <text:p>19 362</text:p>
          </table:table-cell>
          <table:table-cell table:style-name="ce5" office:value-type="float" office:value="77.47" calcext:value-type="float">
            <text:p>77,47</text:p>
          </table:table-cell>
          <table:table-cell office:value-type="string" calcext:value-type="string">
            <text:p>19.4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15.26" calcext:value-type="float">
            <text:p>47 815</text:p>
          </table:table-cell>
          <table:table-cell table:style-name="ce5" office:value-type="float" office:value="19.65" calcext:value-type="float">
            <text:p>19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56.87" calcext:value-type="float">
            <text:p>2 457</text:p>
          </table:table-cell>
          <table:table-cell table:style-name="ce5" office:value-type="float" office:value="332.07" calcext:value-type="float">
            <text:p>332,0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54.28" calcext:value-type="float">
            <text:p>1 154</text:p>
          </table:table-cell>
          <table:table-cell table:style-name="ce5" office:value-type="float" office:value="18.23" calcext:value-type="float">
            <text:p>18,2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9749.02" calcext:value-type="float">
            <text:p>9 749</text:p>
          </table:table-cell>
          <table:table-cell table:style-name="ce5" office:value-type="float" office:value="837.17" calcext:value-type="float">
            <text:p>837,17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8944.06" calcext:value-type="float">
            <text:p>8 944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1.10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42.17" calcext:value-type="float">
            <text:p>1 142</text:p>
          </table:table-cell>
          <table:table-cell table:style-name="ce5" office:value-type="float" office:value="85.38" calcext:value-type="float">
            <text:p>85,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4.14" calcext:value-type="float">
            <text:p>54,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656.98" calcext:value-type="float">
            <text:p>5 657</text:p>
          </table:table-cell>
          <table:table-cell table:style-name="ce5" office:value-type="float" office:value="413.27" calcext:value-type="float">
            <text:p>413,2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4842.77" calcext:value-type="float">
            <text:p>4 843</text:p>
          </table:table-cell>
          <table:table-cell table:style-name="ce5" office:value-type="float" office:value="200.35" calcext:value-type="float">
            <text:p>200,35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508.02" calcext:value-type="float">
            <text:p>3 508</text:p>
          </table:table-cell>
          <table:table-cell table:style-name="ce5" office:value-type="float" office:value="894.19" calcext:value-type="float">
            <text:p>894,19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2.06" calcext:value-type="float">
            <text:p>822</text:p>
          </table:table-cell>
          <table:table-cell table:style-name="ce5" office:value-type="float" office:value="286.63" calcext:value-type="float">
            <text:p>286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410.08" calcext:value-type="float">
            <text:p>23 410</text:p>
          </table:table-cell>
          <table:table-cell table:style-name="ce5" office:value-type="float" office:value="51.02" calcext:value-type="float">
            <text:p>51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482.08" calcext:value-type="float">
            <text:p>1 482</text:p>
          </table:table-cell>
          <table:table-cell table:style-name="ce5" office:value-type="float" office:value="181.64" calcext:value-type="float">
            <text:p>181,64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6000" calcext:value-type="float">
            <text:p>26 00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56.5" calcext:value-type="float">
            <text:p>1 25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 office:value-type="string" calcext:value-type="string">
            <text:p>kavárna-vinotéka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/>
          <table:table-cell office:value-type="string" calcext:value-type="string">
            <text:p><text:s/>98,05 + sklep 169,59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1059.4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1780.76" calcext:value-type="float">
            <text:p>11 781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/>
          <table:table-cell office:value-type="float" office:value="25149.72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7301.72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22.16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/>
          <table:table-cell office:value-type="float" office:value="4060.92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5-05-31" calcext:value-type="date">
            <text:p>31.05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/>
          <table:table-cell office:value-type="float" office:value="5634.72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/>
          <table:table-cell office:value-type="float" office:value="5396.0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/>
          <table:table-cell office:value-type="float" office:value="15640.44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XCES 5555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5856.2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álová Terezie</text:p>
          </table:table-cell>
          <table:table-cell table:style-name="ce2"/>
          <table:table-cell office:value-type="float" office:value="16145.04" calcext:value-type="float">
            <text:p>16 145</text:p>
          </table:table-cell>
          <table:table-cell table:style-name="ce5" office:value-type="float" office:value="26" calcext:value-type="float">
            <text:p>26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keová Dana <text:s text:c="2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919.12" calcext:value-type="float">
            <text:p>14 919</text:p>
          </table:table-cell>
          <table:table-cell table:style-name="ce5" office:value-type="float" office:value="31" calcext:value-type="float">
            <text:p>31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korp s. r. o.</text:p>
          </table:table-cell>
          <table:table-cell table:style-name="ce2"/>
          <table:table-cell office:value-type="float" office:value="15529.44" calcext:value-type="float">
            <text:p>15 529</text:p>
          </table:table-cell>
          <table:table-cell table:style-name="ce5" office:value-type="float" office:value="8.5" calcext:value-type="float">
            <text:p>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5019" calcext:value-type="float">
            <text:p>5 019</text:p>
          </table:table-cell>
          <table:table-cell table:style-name="ce5" office:value-type="float" office:value="263" calcext:value-type="float">
            <text:p>263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/>
          <table:table-cell office:value-type="float" office:value="8319.96" calcext:value-type="float">
            <text:p>8 32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/>
          <table:table-cell office:value-type="float" office:value="7999.92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 - DRIVE s. r. o.</text:p>
          </table:table-cell>
          <table:table-cell table:style-name="ce2"/>
          <table:table-cell office:value-type="float" office:value="8071.8" calcext:value-type="float">
            <text:p>8 072</text:p>
          </table:table-cell>
          <table:table-cell table:style-name="ce5" office:value-type="float" office:value="89.2" calcext:value-type="float">
            <text:p>89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/>
          <table:table-cell office:value-type="float" office:value="8638.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/>
          <table:table-cell office:value-type="float" office:value="8811.12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903.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/>
          <table:table-cell office:value-type="float" office:value="2469.6" calcext:value-type="float">
            <text:p>2 470</text:p>
          </table:table-cell>
          <table:table-cell table:style-name="ce5" office:value-type="float" office:value="9.14" calcext:value-type="float">
            <text:p>9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Mojmír, Ing.arch.</text:p>
          </table:table-cell>
          <table:table-cell table:style-name="ce2"/>
          <table:table-cell office:value-type="float" office:value="5762.64" calcext:value-type="float">
            <text:p>5 763</text:p>
          </table:table-cell>
          <table:table-cell table:style-name="ce5" office:value-type="float" office:value="177.9" calcext:value-type="float">
            <text:p>177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/>
          <table:table-cell office:value-type="float" office:value="455.64" calcext:value-type="float">
            <text:p>456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/>
          <table:table-cell office:value-type="float" office:value="1367.8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/>
          <table:table-cell office:value-type="float" office:value="2596.2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/>
          <table:table-cell office:value-type="float" office:value="2698.08" calcext:value-type="float">
            <text:p>2 698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/>
          <table:table-cell office:value-type="float" office:value="1306.92" calcext:value-type="float">
            <text:p>1 307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/>
          <table:table-cell office:value-type="float" office:value="1809.84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/>
          <table:table-cell office:value-type="float" office:value="610.4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52.2857142857" calcext:value-type="float">
            <text:p>32 852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16-08-31" calcext:value-type="date">
            <text:p>31.08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/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/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/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/>
          <table:table-cell office:value-type="float" office:value="2153.84615384615" calcext:value-type="float">
            <text:p>2 154</text:p>
          </table:table-cell>
          <table:table-cell table:style-name="ce5" office:value-type="float" office:value="195" calcext:value-type="float">
            <text:p>1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/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/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/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/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/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/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/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/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 vries Justitia s.r.o.</text:p>
          </table:table-cell>
          <table:table-cell table:style-name="ce2"/>
          <table:table-cell office:value-type="float" office:value="2885.71428571429" calcext:value-type="float">
            <text:p>2 886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/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/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/>
          <table:table-cell office:value-type="float" office:value="2856.47058823529" calcext:value-type="float">
            <text:p>2 856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/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/>
          <table:table-cell office:value-type="float" office:value="1355.96628099174" calcext:value-type="float">
            <text:p>1 356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/>
          <table:table-cell office:value-type="float" office:value="15882" calcext:value-type="float">
            <text:p>15 882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/>
          <table:table-cell/>
          <table:table-cell table:style-name="ce5" office:value-type="float" office:value="146" calcext:value-type="float">
            <text:p>1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/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/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lažek Jan - JaKa Trans</text:p>
          </table:table-cell>
          <table:table-cell table:style-name="ce2"/>
          <table:table-cell office:value-type="float" office:value="2797.92" calcext:value-type="float">
            <text:p>2 798</text:p>
          </table:table-cell>
          <table:table-cell table:style-name="ce5" office:value-type="float" office:value="116" calcext:value-type="float">
            <text:p>116</text:p>
          </table:table-cell>
          <table:table-cell office:value-type="date" office:date-value="2013-01-31" calcext:value-type="date">
            <text:p>31.01.20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/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/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OMI CZ,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75.8620689655" calcext:value-type="float">
            <text:p>20 276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/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/>
          <table:table-cell office:value-type="float" office:value="6645.33292514924" calcext:value-type="float">
            <text:p>6 645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/>
          <table:table-cell office:value-type="float" office:value="3348.82941176471" calcext:value-type="float">
            <text:p>3 349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/>
          <table:table-cell office:value-type="float" office:value="1439.14503816794" calcext:value-type="float">
            <text:p>1 439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/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/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/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/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/>
          <table:table-cell office:value-type="float" office:value="4069.97872340426" calcext:value-type="float">
            <text:p>4 070</text:p>
          </table:table-cell>
          <table:table-cell table:style-name="ce5" office:value-type="float" office:value="188" calcext:value-type="float">
            <text:p>188</text:p>
          </table:table-cell>
          <table:table-cell office:value-type="date" office:date-value="2017-04-30" calcext:value-type="date">
            <text:p>30.04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/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202" calcext:value-type="float">
            <text:p>2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RLÍČKOVÁ PARTNERS s.r.o.</text:p>
          </table:table-cell>
          <table:table-cell table:style-name="ce2"/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360.9" calcext:value-type="float">
            <text:p>36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542" calcext:value-type="float">
            <text:p>5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329" calcext:value-type="float">
            <text:p>13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30" calcext:value-type="float">
            <text:p>1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25.2" calcext:value-type="float">
            <text:p>2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2.1" calcext:value-type="float">
            <text:p>12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8.8" calcext:value-type="float">
            <text:p>18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9.5" calcext:value-type="float">
            <text:p>19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40.3" calcext:value-type="float">
            <text:p>40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/>
          <table:table-cell office:value-type="float" office:value="4731.97584124245" calcext:value-type="float">
            <text:p>4 732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25000" calcext:value-type="float">
            <text:p>25 000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ana Klapková</text:p>
          </table:table-cell>
          <table:table-cell table:style-name="ce2"/>
          <table:table-cell office:value-type="float" office:value="18000" calcext:value-type="float">
            <text:p>18 000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600" calcext:value-type="float">
            <text:p>15 600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1399.2920353982" calcext:value-type="float">
            <text:p>21 399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600" calcext:value-type="float">
            <text:p>15 600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TIZ, spol.s r. o.</text:p>
          </table:table-cell>
          <table:table-cell table:style-name="ce2"/>
          <table:table-cell office:value-type="float" office:value="5097.74436090226" calcext:value-type="float">
            <text:p>5 098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5-05-31" calcext:value-type="date">
            <text:p>31.05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České poijištění a. s.</text:p>
          </table:table-cell>
          <table:table-cell table:style-name="ce2"/>
          <table:table-cell office:value-type="float" office:value="2348.3922829582" calcext:value-type="float">
            <text:p>2 348</text:p>
          </table:table-cell>
          <table:table-cell table:style-name="ce5" office:value-type="float" office:value="124.4" calcext:value-type="float">
            <text:p>12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/>
          <table:table-cell office:value-type="float" office:value="3600" calcext:value-type="float">
            <text:p>3 600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4.5" calcext:value-type="float">
            <text:p>14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/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/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/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</text:p>
          </table:table-cell>
          <table:table-cell table:style-name="ce2"/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/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/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PORTIGO s. r. o.</text:p>
          </table:table-cell>
          <table:table-cell table:style-name="ce2"/>
          <table:table-cell office:value-type="float" office:value="13200" calcext:value-type="float">
            <text:p>13 20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PORTIGO s. r. o.</text:p>
          </table:table-cell>
          <table:table-cell table:style-name="ce2"/>
          <table:table-cell office:value-type="float" office:value="2483.91608391608" calcext:value-type="float">
            <text:p>2 484</text:p>
          </table:table-cell>
          <table:table-cell table:style-name="ce5" office:value-type="float" office:value="42.9" calcext:value-type="float">
            <text:p>42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/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/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/>
          <table:table-cell office:value-type="float" office:value="3921.27272727273" calcext:value-type="float">
            <text:p>3 92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/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ILA TRADING s. r. o.</text:p>
          </table:table-cell>
          <table:table-cell table:style-name="ce2"/>
          <table:table-cell office:value-type="float" office:value="3682.2" calcext:value-type="float">
            <text:p>3 682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utná rekonstrukce</text:p>
          </table:table-cell>
          <table:table-cell table:style-name="ce2"/>
          <table:table-cell/>
          <table:table-cell table:style-name="ce5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101.12" calcext:value-type="float">
            <text:p>28 101</text:p>
          </table:table-cell>
          <table:table-cell table:style-name="ce5" office:value-type="float" office:value="125" calcext:value-type="float">
            <text:p>125</text:p>
          </table:table-cell>
          <table:table-cell office:value-type="date" office:date-value="2015-11-30" calcext:value-type="date">
            <text:p>30.11.2015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<text:span text:style-name="T1">            </text:span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1215.72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2">  </text:span><text:span text:style-name="T3">         </text:span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/>
          <table:table-cell office:value-type="float" office:value="5011.32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/>
          <table:table-cell office:value-type="float" office:value="4067.1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/>
          <table:table-cell office:value-type="float" office:value="4520.04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/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Lucie Butcher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0.5" calcext:value-type="float">
            <text:p>20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OLENA RIZAK, adv. kancelář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Pavel Weidenhoffer</text:p>
          </table:table-cell>
          <table:table-cell table:style-name="ce2"/>
          <table:table-cell office:value-type="float" office:value="3360" calcext:value-type="float">
            <text:p>3 36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/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/>
          <table:table-cell office:value-type="float" office:value="3000" calcext:value-type="float">
            <text:p>3 000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/>
          <table:table-cell office:value-type="float" office:value="3120" calcext:value-type="float">
            <text:p>3 12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/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/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/>
          <table:table-cell office:value-type="float" office:value="2880.02081616722" calcext:value-type="float">
            <text:p>2 880</text:p>
          </table:table-cell>
          <table:table-cell table:style-name="ce5" office:value-type="float" office:value="251.79" calcext:value-type="float">
            <text:p>251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/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/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tinental Realty s. r. o.</text:p>
          </table:table-cell>
          <table:table-cell table:style-name="ce2"/>
          <table:table-cell office:value-type="float" office:value="3714.28571428571" calcext:value-type="float">
            <text:p>3 714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/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/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/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40.4" calcext:value-type="float">
            <text:p>40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ODAP City s. r. o.</text:p>
          </table:table-cell>
          <table:table-cell table:style-name="ce2"/>
          <table:table-cell office:value-type="float" office:value="3840" calcext:value-type="float">
            <text:p>3 84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/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Jiří Hroněk, advokát</text:p>
          </table:table-cell>
          <table:table-cell table:style-name="ce2"/>
          <table:table-cell office:value-type="float" office:value="3360" calcext:value-type="float">
            <text:p>3 360</text:p>
          </table:table-cell>
          <table:table-cell table:style-name="ce5" office:value-type="float" office:value="23.5" calcext:value-type="float">
            <text:p>23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/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SOLODOOR CENTRUM s. r. 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LEX M &amp; J, s.r.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 office:value-type="string" calcext:value-type="string">
            <text:p>bar</text:p>
          </table:table-cell>
          <table:table-cell office:value-type="float" office:value="1907.94979079498" calcext:value-type="float">
            <text:p>1 908</text:p>
          </table:table-cell>
          <table:table-cell table:style-name="ce5" office:value-type="float" office:value="277.8" calcext:value-type="float">
            <text:p>27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/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<text:s/>Sklad</text:p>
          </table:table-cell>
          <table:table-cell table:style-name="ce2"/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47.1" calcext:value-type="float">
            <text:p>47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5.8" calcext:value-type="float">
            <text:p>15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7.1" calcext:value-type="float">
            <text:p>17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01.65" calcext:value-type="float">
            <text:p>101,6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 table:number-rows-repeated="10473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5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5"/>
      </table:named-expressions>
      <table:database-ranges>
        <table:database-range table:name="__Anonymous_Sheet_DB__0" table:target-range-address="Nebytové_prostory_2014_10_02_Bá.A1:Nebytové_prostory_2014_10_02_Bá.P12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 number:grouping="true"/>
      <number:text> Kč</number:text>
    </number:number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fill-character> </loext:fill-character>
      <number:text>- Kč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1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2" style:volatile="true">
      <loext:text> </loext:text>
      <loext:fill-character> </loext:fill-character>
      <number:text>- Kč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/>
    </number:number-style>
    <number:number-style style:name="N151">
      <style:text-properties fo:color="#ff0000"/>
      <number:number number:decimal-places="2" loext:min-decimal-places="2" number:min-integer-digits="1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number number:decimal-places="2" loext:min-decimal-places="2" number:min-integer-digits="1" number:grouping="true"/>
      <style:map style:condition="value()&gt;=0" style:apply-style-name="N152P0"/>
    </number:number-style>
    <number:date-style style:name="N153">
      <number:day/>
      <number:text>.</number:text>
      <number:month/>
    </number:date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5P0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    </number:text>
    </number:number-style>
    <number:currency-style style:name="N165P0" style:volatile="true">
      <number:currency-symbol number:language="cs" number:country="CZ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65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65P0"/>
    </number:currency-style>
    <number:date-style style:name="N166">
      <number:month number:textual="true"/>
      <number:text>.</number:text>
      <number:year number:style="long"/>
    </number:date-style>
    <number:currency-style style:name="N168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68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68P0"/>
    </number:currency-style>
    <style:style style:name="Default" style:family="table-cell">
      <style:table-cell-properties fo:padding="0.71m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.00.0000</text:date>, <text:time style:data-style-name="N2" text:time-value="12:49:03.569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1T13:01:42.659000000</dc:date>
    <meta:generator>LibreOffice/5.0.3.2$Windows_x86 LibreOffice_project/e5f16313668ac592c1bfb310f4390624e3dbfb75</meta:generator>
    <meta:editing-duration>PT13H2M5S</meta:editing-duration>
    <meta:editing-cycles>8</meta:editing-cycles>
    <meta:document-statistic meta:table-count="1" meta:cell-count="16240" meta:object-count="0"/>
  </office:meta>
</office:document-meta>
</file>